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 Thin" svg:font-family="'Noto Sans SC Thin'" style:font-family-generic="system" style:font-pitch="variable"/>
    <style:font-face style:name="Noto Sans1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void main() {</text:p>
      <text:p text:style-name="Preformatted_20_Text"><text:s text:c="4"/>printf("Hello world");</text:p>
      <text:p text:style-name="Preformatted_20_Text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SC Thin" svg:font-family="'Noto Sans SC Thin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SC Thi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SC Thi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Thin" style:font-family-asian="'Noto Sans SC Thin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01:39:34.300934683</meta:creation-date>
    <dc:date>2026-02-15T01:40:03.737721904</dc:date>
    <meta:editing-duration>PT29S</meta:editing-duration>
    <meta:editing-cycles>1</meta:editing-cycles>
    <meta:generator>LibreOffice/25.8.2.2$Linux_X86_64 LibreOffice_project/580$Build-2</meta:generator>
    <meta:document-statistic meta:table-count="0" meta:image-count="0" meta:object-count="0" meta:page-count="1" meta:paragraph-count="3" meta:word-count="6" meta:character-count="40" meta:non-whitespace-character-count="33"/>
  </office:meta>
</office:document-meta>
</file>